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Rubrik" style:master-page-name="MP0" style:family="paragraph">
      <style:paragraph-properties fo:break-before="page"/>
    </style:style>
    <style:style style:name="P2" style:parent-style-name="Rubrik1" style:family="paragraph">
      <style:paragraph-properties>
        <style:tab-stops>
          <style:tab-stop style:type="left" style:position="4.2666in"/>
        </style:tab-stops>
      </style:paragraph-properties>
    </style:style>
    <style:style style:name="P3" style:parent-style-name="Liststycke" style:family="paragraph"/>
    <style:style style:name="P4" style:parent-style-name="Liststycke" style:family="paragraph"/>
    <style:style style:name="P5" style:parent-style-name="Liststycke" style:family="paragraph"/>
    <style:style style:name="P6" style:parent-style-name="Liststycke" style:family="paragraph"/>
    <style:style style:name="P7" style:parent-style-name="Liststycke" style:family="paragraph"/>
    <style:style style:name="P8" style:parent-style-name="Liststycke" style:family="paragraph"/>
    <style:style style:name="P9" style:parent-style-name="Liststycke" style:family="paragraph"/>
    <style:style style:name="P10" style:parent-style-name="Liststycke" style:family="paragraph"/>
    <style:style style:name="P11" style:parent-style-name="Liststycke" style:family="paragraph"/>
    <style:style style:name="P12" style:parent-style-name="Liststycke" style:family="paragraph"/>
    <style:style style:name="P13" style:parent-style-name="Liststycke" style:family="paragraph"/>
    <style:style style:name="P14" style:parent-style-name="Liststycke" style:family="paragraph"/>
    <style:style style:name="P15" style:parent-style-name="Liststycke" style:family="paragraph"/>
    <style:style style:name="P16" style:parent-style-name="Liststycke" style:family="paragraph"/>
    <style:style style:name="P17" style:parent-style-name="Liststycke" style:family="paragraph"/>
    <style:style style:name="P18" style:parent-style-name="Liststycke" style:family="paragraph"/>
    <style:style style:name="P19" style:parent-style-name="Liststycke" style:family="paragraph"/>
    <style:style style:name="P20" style:parent-style-name="Liststycke" style:family="paragraph"/>
    <style:style style:name="P21" style:parent-style-name="Liststycke" style:family="paragraph"/>
    <style:style style:name="P22" style:parent-style-name="Normal" style:family="paragraph">
      <style:paragraph-properties>
        <style:tab-stops>
          <style:tab-stop style:type="center" style:position="3.15in"/>
        </style:tab-stops>
      </style:paragraph-properties>
    </style:style>
    <style:style style:name="P23" style:parent-style-name="Liststycke" style:family="paragraph"/>
    <style:style style:name="P24" style:parent-style-name="Liststycke" style:family="paragraph"/>
    <style:style style:name="P25" style:parent-style-name="Liststycke" style:family="paragraph"/>
    <style:style style:name="P26" style:parent-style-name="Liststycke" style:family="paragraph"/>
    <style:style style:name="P27" style:parent-style-name="Liststycke" style:family="paragraph"/>
  </office:automatic-styles>
  <office:body>
    <office:text text:use-soft-page-breaks="true">
      <text:p text:style-name="P1">Övningsuppgift<text:s/></text:p>
      <text:p text:style-name="Normal"/>
      <text:h text:style-name="P2" text:outline-level="1">En ny plattform som ersätter Blackboard<text:tab/></text:h>
      <text:p text:style-name="Normal"/>
      <text:p text:style-name="Normal">Vi kallar den nya plattformen för ”Whiteboard”</text:p>
      <text:p text:style-name="Liststycke"/>
      <text:list text:style-name="LFO4" text:continue-numbering="true">
        <text:list-item>
          <text:p text:style-name="P3">Samling av ens kurser på startsidan</text:p>
        </text:list-item>
        <text:list-item>
          <text:p text:style-name="P4">Whiteboards kalender skall vara synkas till Kronox</text:p>
        </text:list-item>
        <text:list-item>
          <text:p text:style-name="P5">Kalender ska befinna sig på startsidan</text:p>
        </text:list-item>
        <text:list-item>
          <text:p text:style-name="P6">Kurser ska finnas med på startsidan</text:p>
        </text:list-item>
        <text:list-item>
          <text:p text:style-name="P7">Senast använda dokument</text:p>
        </text:list-item>
        <text:list-item>
          <text:p text:style-name="P8">Det ska gå att ladda upp dokument (Läraren)</text:p>
        </text:list-item>
        <text:list-item>
          <text:p text:style-name="P9">Det ska gå att skicka mail<text:s/></text:p>
        </text:list-item>
        <text:list-item>
          <text:p text:style-name="P10">Startsidan ska med normal uppkoppling ta upp till 2 sekunder att ladda</text:p>
        </text:list-item>
        <text:list-item>
          <text:p text:style-name="P11">Möjlighet att skapa en gruppfunktion</text:p>
        </text:list-item>
        <text:list-item>
          <text:p text:style-name="P12">Skall kunna länka, chatta och ladda upp dokument</text:p>
        </text:list-item>
        <text:list-item>
          <text:p text:style-name="P13">Uppladdade dokument ska</text:p>
        </text:list-item>
        <text:list-item>
          <text:p text:style-name="P14">Realtidsredigering av dokument</text:p>
        </text:list-item>
        <text:list-item>
          <text:p text:style-name="P15">Diskussionsforum</text:p>
        </text:list-item>
        <text:list-item>
          <text:p text:style-name="P16"/>
        </text:list-item>
      </text:list>
      <text:p text:style-name="Normal"/>
      <text:h text:style-name="Rubrik1" text:outline-level="1">Startsida</text:h>
      <text:list text:style-name="LFO4" text:continue-numbering="true">
        <text:list-item>
          <text:p text:style-name="P17">Startsidan ska med normal uppkoppling ta upp till 2 sekunder att ladda (icke funktionell)</text:p>
        </text:list-item>
        <text:list-item>
          <text:p text:style-name="P18"/>
        </text:list-item>
        <text:list-item>
          <text:p text:style-name="P19">Anslag från lärarna ska vara stort och tydligt på startsidan<text:s/>(Önskvärd)</text:p>
        </text:list-item>
        <text:list-item>
          <text:p text:style-name="P20">Whiteboards kalender skall vara synkas till Kronox</text:p>
        </text:list-item>
        <text:list-item>
          <text:p text:style-name="P21"/>
        </text:list-item>
      </text:list>
      <text:h text:style-name="Rubrik2" text:outline-level="2">Funktionella</text:h>
      <text:p text:style-name="Normal">En kalender skall finnas med på startsidan</text:p>
      <text:p text:style-name="Normal">Samling av användarens kurser skall finnas med på startsidan</text:p>
      <text:p text:style-name="P22">Användarens kurser framtas via ORU kontot<text:tab/></text:p>
      <text:p text:style-name="Normal">Användare som inte är aktiva på minst 60 minuter loggas automatiskt ut</text:p>
      <text:h text:style-name="Rubrik2" text:outline-level="2">Icke funktionella</text:h>
      <text:p text:style-name="Normal">Det går endast att komma åt funktionerna om man är registrerad på ORU och om man är inloggad.<text:s/></text:p>
      <text:p text:style-name="Normal">Startsidan ska med normal uppkoppling ta upp till 2 sekunder att ladda</text:p>
      <text:p text:style-name="Normal">Om inte musen rört sig på 10 minuter så börjar nedräkningen mot utloggning.<text:s/></text:p>
      <text:p text:style-name="Normal"/>
      <text:p text:style-name="Normal"/>
      <text:p text:style-name="Liststycke"/>
      <text:p text:style-name="Liststycke"/>
      <text:p text:style-name="Liststycke"/>
      <text:p text:style-name="Normal"/>
      <text:h text:style-name="Rubrik1" text:outline-level="1">Gruppfunktion</text:h>
      <text:list text:style-name="LFO4" text:continue-numbering="true">
        <text:list-item>
          <text:p text:style-name="P23">Möjlighet att skapa en gruppfunktion</text:p>
        </text:list-item>
        <text:list-item>
          <text:p text:style-name="P24">Skall kunna länka, chatta och ladda upp dokument</text:p>
        </text:list-item>
        <text:list-item>
          <text:p text:style-name="P25">Uppladdade dokument kan delas med gruppen</text:p>
        </text:list-item>
        <text:list-item>
          <text:p text:style-name="P26">Realtidsredigering av dokument</text:p>
        </text:list-item>
      </text:list>
      <text:h text:style-name="Rubrik2" text:outline-level="2">Funktionella<text:s/></text:h>
      <text:p text:style-name="Normal">Skapa en gruppfunktion</text:p>
      <text:p text:style-name="Normal">Skall kunna länka, chatta och ladda upp dokument</text:p>
      <text:p text:style-name="Normal">Uppladdade dokument ska gå att delas med gruppen</text:p>
      <text:h text:style-name="Rubrik2" text:outline-level="2"/>
      <text:h text:style-name="Rubrik2" text:outline-level="2">Icke funktionell</text:h>
      <text:p text:style-name="Normal"/>
      <text:p text:style-name="Normal">Gruppfunktionen ska stöda uppladdning av PDF, PPT, DOCX, PPTX, MP4 format.</text:p>
      <text:p text:style-name="Normal">Realtidsfunktionen ska som högst ha 5 sekunders fördröjning</text:p>
      <text:p text:style-name="Normal"/>
      <text:p text:style-name="Normal"/>
      <text:p text:style-name="Normal"/>
      <text:p text:style-name="Normal"/>
      <text:h text:style-name="Rubrik1" text:outline-level="1"/>
      <text:p text:style-name="Normal"/>
      <text:h text:style-name="Rubrik1" text:outline-level="1"/>
      <text:p text:style-name="Normal"/>
      <text:p text:style-name="Normal"/>
      <text:h text:style-name="Rubrik1" text:outline-level="1">Tvingande krav –<text:s/></text:h>
      <text:h text:style-name="Rubrik2" text:outline-level="2">Funktionella krav<text:s/></text:h>
      <text:list text:style-name="LFO3" text:continue-numbering="true">
        <text:list-item>
          <text:p text:style-name="P27"/>
        </text:list-item>
      </text:list>
      <text:p text:style-name="Normal"/>
      <text:p text:style-name="Normal"/>
      <text:p text:style-name="Normal"/>
      <text:h text:style-name="Rubrik1" text:outline-level="1">Önskvärda krav –<text:s/></text:h>
      <text:p text:style-name="Normal">Startsidan ska visa senaste upplagda dokumenten</text:p>
      <text:p text:style-name="Normal"/>
      <text:p text:style-name="Normal"/>
      <text:p text:style-name="Normal"/>
      <text:p text:style-name="Normal"/>
      <text:h text:style-name="Rubrik1" text:outline-level="1">Kompletterande krav --<text:s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" style:display-name="Rubrik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ubrik2Char" style:display-name="Rubrik 2 Char" style:family="text" style:parent-style-name="Standardstycketeckensnit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nrik</meta:initial-creator>
    <dc:creator>Henrik</dc:creator>
    <meta:creation-date>2017-09-12T12:39:00Z</meta:creation-date>
    <dc:date>2017-09-15T09:50:00Z</dc:date>
    <meta:template xlink:href="Normal" xlink:type="simple"/>
    <meta:editing-cycles>1</meta:editing-cycles>
    <meta:editing-duration>PT72900S</meta:editing-duration>
    <meta:document-statistic meta:page-count="3" meta:paragraph-count="3" meta:word-count="305" meta:character-count="1922" meta:row-count="13" meta:non-whitespace-character-count="1620"/>
  </office:meta>
</office:document-meta>
</file>